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eeeee" fo:border="0.06pt solid 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6pt solid #999999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999999" style:rotation-angle="45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999999"/>
      <style:map style:condition="cell-content()=0" style:apply-style-name="Error" style:base-cell-address="final.D2"/>
      <style:map style:condition="cell-content()=1" style:apply-style-name="Good" style:base-cell-address="final.D2"/>
    </style:style>
    <style:style style:name="ce6" style:family="table-cell" style:parent-style-name="Error">
      <style:table-cell-properties fo:border="0.06pt solid #999999"/>
      <style:map style:condition="cell-content()=0" style:apply-style-name="Error" style:base-cell-address="final.D2"/>
      <style:map style:condition="cell-content()=1" style:apply-style-name="Good" style:base-cell-address="final.D2"/>
    </style:style>
    <style:style style:name="ce7" style:family="table-cell" style:parent-style-name="Default">
      <style:table-cell-properties fo:background-color="#808080" style:text-align-source="fix" style:repeat-content="false" fo:border="0.06pt solid #9999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 fo:border="0.06pt solid #9999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 style:data-style-name="N4">
      <style:table-cell-properties style:text-align-source="fix" style:repeat-content="false" fo:border="0.06pt solid #999999"/>
      <style:paragraph-properties fo:text-align="center" fo:margin-left="0cm"/>
    </style:style>
    <style:style style:name="ce12" style:family="table-cell" style:parent-style-name="Default">
      <style:table-cell-properties fo:background-color="#cccccc" style:text-align-source="fix" style:repeat-content="false" fo:border="0.06pt solid #999999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8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ce13"/>
        <table:table-column table:style-name="co8" table:number-columns-repeated="980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table:number-columns-repeated="2"/>
          <table:table-cell table:style-name="ce4" office:value-type="string" calcext:value-type="string">
            <text:p>re-criar</text:p>
          </table:table-cell>
          <table:table-cell table:style-name="ce4" office:value-type="string" calcext:value-type="string">
            <text:p>cfg-classicas</text:p>
          </table:table-cell>
          <table:table-cell table:style-name="ce4" office:value-type="string" calcext:value-type="string">
            <text:p>cfg-op</text:p>
          </table:table-cell>
          <table:table-cell table:style-name="ce4" office:value-type="string" calcext:value-type="string">
            <text:p>lex-criar</text:p>
          </table:table-cell>
          <table:table-cell table:style-name="ce4" office:value-type="string" calcext:value-type="string">
            <text:p>cfg-ast</text:p>
          </table:table-cell>
          <table:table-cell table:style-name="ce4" office:value-type="string" calcext:value-type="string">
            <text:p>comp-org</text:p>
          </table:table-cell>
          <table:table-cell table:style-name="ce4" office:value-type="string" calcext:value-type="string">
            <text:p>cfg-bnf</text:p>
          </table:table-cell>
          <table:table-cell table:style-name="ce4" office:value-type="string" calcext:value-type="string">
            <text:p>cfg-reduce</text:p>
          </table:table-cell>
          <table:table-cell table:style-name="ce4" office:value-type="string" calcext:value-type="string">
            <text:p>proj-calc</text:p>
          </table:table-cell>
          <table:table-cell table:style-name="ce4" office:value-type="string" calcext:value-type="string">
            <text:p>cfg-ebnf</text:p>
          </table:table-cell>
          <table:table-cell table:style-name="ce4" office:value-type="string" calcext:value-type="string">
            <text:p>lex-ler</text:p>
          </table:table-cell>
          <table:table-cell table:style-name="ce4" office:value-type="string" calcext:value-type="string">
            <text:p>re-ler</text:p>
          </table:table-cell>
          <table:table-cell table:style-name="ce4" office:value-type="string" calcext:value-type="string">
            <text:p>lex-re</text:p>
          </table:table-cell>
          <table:table-cell table:style-name="ce4" office:value-type="string" calcext:value-type="string">
            <text:p>py-flow</text:p>
          </table:table-cell>
          <table:table-cell table:style-name="ce4" office:value-type="string" calcext:value-type="string">
            <text:p>py-seq0</text:p>
          </table:table-cell>
          <table:table-cell table:style-name="ce4" office:value-type="string" calcext:value-type="string">
            <text:p>py-seq1</text:p>
          </table:table-cell>
          <table:table-cell table:style-name="ce4" office:value-type="string" calcext:value-type="string">
            <text:p>py-str0</text:p>
          </table:table-cell>
          <table:table-cell table:style-name="ce4" office:value-type="string" calcext:value-type="string">
            <text:p>py-str1</text:p>
          </table:table-cell>
          <table:table-cell table:style-name="ce4" office:value-type="string" calcext:value-type="string">
            <text:p>py-rec</text:p>
          </table:table-cell>
          <table:table-cell table:style-name="ce4" office:value-type="string" calcext:value-type="string">
            <text:p>py-hifn</text:p>
          </table:table-cell>
          <table:table-cell table:style-name="ce4" office:value-type="string" calcext:value-type="string">
            <text:p>re-grp</text:p>
          </table:table-cell>
          <table:table-cell table:style-name="ce4" office:value-type="string" calcext:value-type="string">
            <text:p>re-pat</text:p>
          </table:table-cell>
          <table:table-cell table:style-name="ce4" office:value-type="string" calcext:value-type="string">
            <text:p>re-prog</text:p>
          </table:table-cell>
          <table:table-cell table:style-name="ce4" office:value-type="string" calcext:value-type="string">
            <text:p>cfg-cst</text:p>
          </table:table-cell>
          <table:table-cell table:style-name="ce4" office:value-type="string" calcext:value-type="string">
            <text:p>cfg-list</text:p>
          </table:table-cell>
          <table:table-cell table:style-name="ce4" office:value-type="string" calcext:value-type="string">
            <text:p>cfg-sexpr</text:p>
          </table:table-cell>
          <table:table-cell table:style-name="ce4" office:value-type="string" calcext:value-type="string">
            <text:p>dfa-prog</text:p>
          </table:table-cell>
          <table:table-cell table:style-name="ce4" office:value-type="string" calcext:value-type="string">
            <text:p>dfa-repr</text:p>
          </table:table-cell>
          <table:table-cell table:style-name="ce4" office:value-type="string" calcext:value-type="string">
            <text:p>nfa-dfa</text:p>
          </table:table-cell>
          <table:table-cell table:style-name="ce4" office:value-type="string" calcext:value-type="string">
            <text:p>nfa-epsilon</text:p>
          </table:table-cell>
          <table:table-cell table:style-name="ce4" office:value-type="string" calcext:value-type="string">
            <text:p>nfa-repr</text:p>
          </table:table-cell>
          <table:table-cell table:style-name="ce4" office:value-type="string" calcext:value-type="string">
            <text:p>nfa-thompson</text:p>
          </table:table-cell>
          <table:table-cell table:style-name="ce4" office:value-type="string" calcext:value-type="string">
            <text:p>comp-vs-interp</text:p>
          </table:table-cell>
          <table:table-cell table:style-name="ce4" office:value-type="string" calcext:value-type="string">
            <text:p>parser-fmt</text:p>
          </table:table-cell>
          <table:table-cell table:style-name="ce4" office:value-type="string" calcext:value-type="string">
            <text:p>ll1-conv</text:p>
          </table:table-cell>
          <table:table-cell table:style-name="ce4" office:value-type="string" calcext:value-type="string">
            <text:p>ll1-epsilon</text:p>
          </table:table-cell>
          <table:table-cell table:style-name="ce4" office:value-type="string" calcext:value-type="string">
            <text:p>rd-prog</text:p>
          </table:table-cell>
          <table:table-cell table:style-name="ce4" office:value-type="string" calcext:value-type="string">
            <text:p>re-tools*</text:p>
          </table:table-cell>
          <table:table-cell table:style-name="ce7"/>
          <table:table-cell table:style-name="ce1" office:value-type="string" calcext:value-type="string">
            <text:p>nota final</text:p>
          </table:table-cell>
          <table:table-cell table:style-name="ce12" office:value-type="string" calcext:value-type="string">
            <text:p>menção</text:p>
          </table:table-cell>
          <table:table-cell table:style-name="ce14" table:number-columns-repeated="980"/>
        </table:table-row>
        <table:table-row table:style-name="ro2">
          <table:table-cell table:style-name="ce3"/>
          <table:table-cell table:style-name="ce1"/>
          <table:table-cell table:style-name="ce1" office:value-type="float" office:value="130121622" calcext:value-type="float">
            <text:p>13012162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formula="of:=SUM([.D2:.AO2])" office:value-type="float" office:value="11" calcext:value-type="float">
            <text:p>11</text:p>
          </table:table-cell>
          <table:table-cell table:style-name="ce10" table:formula="of:=[.AP2]/3.8" office:value-type="float" office:value="2.89473684210526" calcext:value-type="float">
            <text:p>2.89</text:p>
          </table:table-cell>
          <table:table-cell table:style-name="ce12" table:formula="of:=IF([.B2]&lt;2.9;&quot;II&quot;; IF([.AQ2]&lt;4.9; &quot;MI&quot;; IF([.AQ2]&lt;6.9; &quot;MM&quot;; IF([.B2]&lt;8.8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Caio Felipe Dias Nunes</text:p>
          </table:table-cell>
          <table:table-cell table:number-columns-repeated="2" table:style-name="ce1" office:value-type="float" office:value="140133305" calcext:value-type="float">
            <text:p>140133305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3:.AO3])" office:value-type="float" office:value="28" calcext:value-type="float">
            <text:p>28</text:p>
          </table:table-cell>
          <table:table-cell table:style-name="ce10" table:formula="of:=[.AP3]/3.8" office:value-type="float" office:value="7.36842105263158" calcext:value-type="float">
            <text:p>7.37</text:p>
          </table:table-cell>
          <table:table-cell table:style-name="ce12" table:formula="of:=IF([.AP3]&lt;12;&quot;II&quot;; IF([.AP3]&lt;20; &quot;MI&quot;; IF([.AP3]&lt;28; &quot;MM&quot;; IF([.AP3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Davi Antonio da Silva Santos</text:p>
          </table:table-cell>
          <table:table-cell table:number-columns-repeated="2" table:style-name="ce1" office:value-type="float" office:value="150058462" calcext:value-type="float">
            <text:p>150058462</text:p>
          </table:table-cell>
          <table:table-cell table:number-columns-repeated="2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D4:.AO4])" office:value-type="float" office:value="35" calcext:value-type="float">
            <text:p>35</text:p>
          </table:table-cell>
          <table:table-cell table:style-name="ce10" table:formula="of:=[.AP4]/3.8" office:value-type="float" office:value="9.21052631578947" calcext:value-type="float">
            <text:p>9.21</text:p>
          </table:table-cell>
          <table:table-cell table:style-name="ce12" table:formula="of:=IF([.AP4]&lt;12;&quot;II&quot;; IF([.AP4]&lt;20; &quot;MI&quot;; IF([.AP4]&lt;28; &quot;MM&quot;; IF([.AP4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rcos Adriano Nery de Abrantes</text:p>
          </table:table-cell>
          <table:table-cell table:number-columns-repeated="2" table:style-name="ce1" office:value-type="float" office:value="150062567" calcext:value-type="float">
            <text:p>150062567</text:p>
          </table:table-cell>
          <table:table-cell table:number-columns-repeated="20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D5:.AO5])" office:value-type="float" office:value="30" calcext:value-type="float">
            <text:p>30</text:p>
          </table:table-cell>
          <table:table-cell table:style-name="ce10" table:formula="of:=[.AP5]/3.8" office:value-type="float" office:value="7.89473684210526" calcext:value-type="float">
            <text:p>7.89</text:p>
          </table:table-cell>
          <table:table-cell table:style-name="ce12" table:formula="of:=IF([.AP5]&lt;12;&quot;II&quot;; IF([.AP5]&lt;20; &quot;MI&quot;; IF([.AP5]&lt;28; &quot;MM&quot;; IF([.AP5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ao Vitor Ramos de Souza</text:p>
          </table:table-cell>
          <table:table-cell table:number-columns-repeated="2" table:style-name="ce1" office:value-type="float" office:value="150132590" calcext:value-type="float">
            <text:p>150132590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SUM([.D6:.AO6])" office:value-type="float" office:value="31" calcext:value-type="float">
            <text:p>31</text:p>
          </table:table-cell>
          <table:table-cell table:style-name="ce10" table:formula="of:=[.AP6]/3.8" office:value-type="float" office:value="8.15789473684211" calcext:value-type="float">
            <text:p>8.16</text:p>
          </table:table-cell>
          <table:table-cell table:style-name="ce12" table:formula="of:=IF([.AP6]&lt;12;&quot;II&quot;; IF([.AP6]&lt;20; &quot;MI&quot;; IF([.AP6]&lt;28; &quot;MM&quot;; IF([.AP6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theus de Cristo Doreia Estanislau</text:p>
          </table:table-cell>
          <table:table-cell table:number-columns-repeated="2" table:style-name="ce1" office:value-type="float" office:value="150141220" calcext:value-type="float">
            <text:p>15014122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SUM([.D7:.AO7])" office:value-type="float" office:value="26" calcext:value-type="float">
            <text:p>26</text:p>
          </table:table-cell>
          <table:table-cell table:style-name="ce10" table:formula="of:=[.AP7]/3.8" office:value-type="float" office:value="6.8421052631579" calcext:value-type="float">
            <text:p>6.84</text:p>
          </table:table-cell>
          <table:table-cell table:style-name="ce12" table:formula="of:=IF([.AP7]&lt;12;&quot;II&quot;; IF([.AP7]&lt;20; &quot;MI&quot;; IF([.AP7]&lt;28; &quot;MM&quot;; IF([.AP7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omulo Vinicius de Souza</text:p>
          </table:table-cell>
          <table:table-cell table:number-columns-repeated="2" table:style-name="ce1" office:value-type="float" office:value="150147601" calcext:value-type="float">
            <text:p>150147601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8:.AO8])" office:value-type="float" office:value="23" calcext:value-type="float">
            <text:p>23</text:p>
          </table:table-cell>
          <table:table-cell table:style-name="ce10" table:formula="of:=[.AP8]/3.8" office:value-type="float" office:value="6.05263157894737" calcext:value-type="float">
            <text:p>6.05</text:p>
          </table:table-cell>
          <table:table-cell table:style-name="ce12" table:formula="of:=IF([.AP8]&lt;12;&quot;II&quot;; IF([.AP8]&lt;20; &quot;MI&quot;; IF([.AP8]&lt;28; &quot;MM&quot;; IF([.AP8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Taynara de Jesus Carvalho</text:p>
          </table:table-cell>
          <table:table-cell table:number-columns-repeated="2" table:style-name="ce1" office:value-type="float" office:value="150149301" calcext:value-type="float">
            <text:p>150149301</text:p>
          </table:table-cell>
          <table:table-cell table:number-columns-repeated="20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9:.AO9])" office:value-type="float" office:value="25" calcext:value-type="float">
            <text:p>25</text:p>
          </table:table-cell>
          <table:table-cell table:style-name="ce10" table:formula="of:=[.AP9]/3.8" office:value-type="float" office:value="6.57894736842105" calcext:value-type="float">
            <text:p>6.58</text:p>
          </table:table-cell>
          <table:table-cell table:style-name="ce12" table:formula="of:=IF([.AP9]&lt;12;&quot;II&quot;; IF([.AP9]&lt;20; &quot;MI&quot;; IF([.AP9]&lt;28; &quot;MM&quot;; IF([.AP9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se Aquiles Guedes de Rezende</text:p>
          </table:table-cell>
          <table:table-cell table:number-columns-repeated="2" table:style-name="ce1" office:value-type="float" office:value="160010331" calcext:value-type="float">
            <text:p>160010331</text:p>
          </table:table-cell>
          <table:table-cell table:number-columns-repeated="2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10:.AO10])" office:value-type="float" office:value="23" calcext:value-type="float">
            <text:p>23</text:p>
          </table:table-cell>
          <table:table-cell table:style-name="ce10" table:formula="of:=[.AP10]/3.8" office:value-type="float" office:value="6.05263157894737" calcext:value-type="float">
            <text:p>6.05</text:p>
          </table:table-cell>
          <table:table-cell table:style-name="ce12" table:formula="of:=IF([.AP10]&lt;12;&quot;II&quot;; IF([.AP10]&lt;20; &quot;MI&quot;; IF([.AP10]&lt;28; &quot;MM&quot;; IF([.AP10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teus Oliveira Patricio</text:p>
          </table:table-cell>
          <table:table-cell table:number-columns-repeated="2" table:style-name="ce1" office:value-type="float" office:value="160015006" calcext:value-type="float">
            <text:p>160015006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1:.AO11])" office:value-type="float" office:value="27" calcext:value-type="float">
            <text:p>27</text:p>
          </table:table-cell>
          <table:table-cell table:style-name="ce10" table:formula="of:=[.AP11]/3.8" office:value-type="float" office:value="7.10526315789474" calcext:value-type="float">
            <text:p>7.11</text:p>
          </table:table-cell>
          <table:table-cell table:style-name="ce12" table:formula="of:=IF([.AP11]&lt;12;&quot;II&quot;; IF([.AP11]&lt;20; &quot;MI&quot;; IF([.AP11]&lt;28; &quot;MM&quot;; IF([.AP11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number-columns-repeated="2" table:style-name="ce1" office:value-type="float" office:value="160016169" calcext:value-type="float">
            <text:p>160016169</text:p>
          </table:table-cell>
          <table:table-cell table:number-columns-repeated="38" table:style-name="ce5" office:value-type="float" office:value="0" calcext:value-type="float">
            <text:p>0</text:p>
          </table:table-cell>
          <table:table-cell table:style-name="ce8" table:formula="of:=SUM([.D12:.AO12])" office:value-type="float" office:value="0" calcext:value-type="float">
            <text:p>0</text:p>
          </table:table-cell>
          <table:table-cell table:style-name="ce10" table:formula="of:=[.AP12]/3.8" office:value-type="float" office:value="0" calcext:value-type="float">
            <text:p>0.00</text:p>
          </table:table-cell>
          <table:table-cell table:style-name="ce12" table:formula="of:=IF([.AP12]&lt;12;&quot;II&quot;; IF([.AP12]&lt;20; &quot;MI&quot;; IF([.AP12]&lt;28; &quot;MM&quot;; IF([.AP12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Nilo Mendonca de Brito Junior</text:p>
          </table:table-cell>
          <table:table-cell table:number-columns-repeated="2" table:style-name="ce1" office:value-type="float" office:value="160037522" calcext:value-type="float">
            <text:p>16003752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3:.AO13])" office:value-type="float" office:value="29" calcext:value-type="float">
            <text:p>29</text:p>
          </table:table-cell>
          <table:table-cell table:style-name="ce10" table:formula="of:=[.AP13]/3.8" office:value-type="float" office:value="7.63157894736842" calcext:value-type="float">
            <text:p>7.63</text:p>
          </table:table-cell>
          <table:table-cell table:style-name="ce12" table:formula="of:=IF([.AP13]&lt;12;&quot;II&quot;; IF([.AP13]&lt;20; &quot;MI&quot;; IF([.AP13]&lt;28; &quot;MM&quot;; IF([.AP13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Felipe Borges de Souza Chaves</text:p>
          </table:table-cell>
          <table:table-cell table:number-columns-repeated="2" table:style-name="ce1" office:value-type="float" office:value="160049733" calcext:value-type="float">
            <text:p>16004973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D14:.AO14])" office:value-type="float" office:value="23" calcext:value-type="float">
            <text:p>23</text:p>
          </table:table-cell>
          <table:table-cell table:style-name="ce10" table:formula="of:=[.AP14]/3.8" office:value-type="float" office:value="6.05263157894737" calcext:value-type="float">
            <text:p>6.05</text:p>
          </table:table-cell>
          <table:table-cell table:style-name="ce12" table:formula="of:=IF([.AP14]&lt;12;&quot;II&quot;; IF([.AP14]&lt;20; &quot;MI&quot;; IF([.AP14]&lt;28; &quot;MM&quot;; IF([.AP14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Andre Eduardo Souza de Oliveira</text:p>
          </table:table-cell>
          <table:table-cell table:number-columns-repeated="2" table:style-name="ce1" office:value-type="float" office:value="160111978" calcext:value-type="float">
            <text:p>16011197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8" table:formula="of:=SUM([.D15:.AO15])" office:value-type="float" office:value="4" calcext:value-type="float">
            <text:p>4</text:p>
          </table:table-cell>
          <table:table-cell table:style-name="ce10" table:formula="of:=[.AP15]/3.8" office:value-type="float" office:value="1.05263157894737" calcext:value-type="float">
            <text:p>1.05</text:p>
          </table:table-cell>
          <table:table-cell table:style-name="ce12" table:formula="of:=IF([.AP15]&lt;12;&quot;II&quot;; IF([.AP15]&lt;20; &quot;MI&quot;; IF([.AP15]&lt;28; &quot;MM&quot;; IF([.AP15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Gabriel de Jesus Carvalho</text:p>
          </table:table-cell>
          <table:table-cell table:number-columns-repeated="2" table:style-name="ce1" office:value-type="float" office:value="160120918" calcext:value-type="float">
            <text:p>160120918</text:p>
          </table:table-cell>
          <table:table-cell table:number-columns-repeated="2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16:.AO16])" office:value-type="float" office:value="32" calcext:value-type="float">
            <text:p>32</text:p>
          </table:table-cell>
          <table:table-cell table:style-name="ce10" table:formula="of:=[.AP16]/3.8" office:value-type="float" office:value="8.42105263157895" calcext:value-type="float">
            <text:p>8.42</text:p>
          </table:table-cell>
          <table:table-cell table:style-name="ce12" table:formula="of:=IF([.AP16]&lt;12;&quot;II&quot;; IF([.AP16]&lt;20; &quot;MI&quot;; IF([.AP16]&lt;28; &quot;MM&quot;; IF([.AP16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nan Welz Schadt</text:p>
          </table:table-cell>
          <table:table-cell table:number-columns-repeated="2" table:style-name="ce1" office:value-type="float" office:value="160143403" calcext:value-type="float">
            <text:p>160143403</text:p>
          </table:table-cell>
          <table:table-cell table:number-columns-repeated="2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17:.AO17])" office:value-type="float" office:value="29" calcext:value-type="float">
            <text:p>29</text:p>
          </table:table-cell>
          <table:table-cell table:style-name="ce10" table:formula="of:=[.AP17]/3.8" office:value-type="float" office:value="7.63157894736842" calcext:value-type="float">
            <text:p>7.63</text:p>
          </table:table-cell>
          <table:table-cell table:style-name="ce12" table:formula="of:=IF([.AP17]&lt;12;&quot;II&quot;; IF([.AP17]&lt;20; &quot;MI&quot;; IF([.AP17]&lt;28; &quot;MM&quot;; IF([.AP17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Sara Conceicao de Sousa Araujo Silva</text:p>
          </table:table-cell>
          <table:table-cell table:number-columns-repeated="2" table:style-name="ce1" office:value-type="float" office:value="160144752" calcext:value-type="float">
            <text:p>160144752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18:.AO18])" office:value-type="float" office:value="26" calcext:value-type="float">
            <text:p>26</text:p>
          </table:table-cell>
          <table:table-cell table:style-name="ce10" table:formula="of:=[.AP18]/3.8" office:value-type="float" office:value="6.8421052631579" calcext:value-type="float">
            <text:p>6.84</text:p>
          </table:table-cell>
          <table:table-cell table:style-name="ce12" table:formula="of:=IF([.AP18]&lt;12;&quot;II&quot;; IF([.AP18]&lt;20; &quot;MI&quot;; IF([.AP18]&lt;28; &quot;MM&quot;; IF([.AP18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ao Gabriel Antunes Santos Medeiros e Silva</text:p>
          </table:table-cell>
          <table:table-cell table:number-columns-repeated="2" table:style-name="ce1" office:value-type="float" office:value="170013651" calcext:value-type="float">
            <text:p>170013651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19:.AO19])" office:value-type="float" office:value="26" calcext:value-type="float">
            <text:p>26</text:p>
          </table:table-cell>
          <table:table-cell table:style-name="ce10" table:formula="of:=[.AP19]/3.8" office:value-type="float" office:value="6.8421052631579" calcext:value-type="float">
            <text:p>6.84</text:p>
          </table:table-cell>
          <table:table-cell table:style-name="ce12" table:formula="of:=IF([.AP19]&lt;12;&quot;II&quot;; IF([.AP19]&lt;20; &quot;MI&quot;; IF([.AP19]&lt;28; &quot;MM&quot;; IF([.AP19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rcos Nery Borges Junior</text:p>
          </table:table-cell>
          <table:table-cell table:number-columns-repeated="2" table:style-name="ce1" office:value-type="float" office:value="170017885" calcext:value-type="float">
            <text:p>170017885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0:.AO20])" office:value-type="float" office:value="37" calcext:value-type="float">
            <text:p>37</text:p>
          </table:table-cell>
          <table:table-cell table:style-name="ce10" table:formula="of:=[.AP20]/3.8" office:value-type="float" office:value="9.73684210526316" calcext:value-type="float">
            <text:p>9.74</text:p>
          </table:table-cell>
          <table:table-cell table:style-name="ce12" table:formula="of:=IF([.AP20]&lt;12;&quot;II&quot;; IF([.AP20]&lt;20; &quot;MI&quot;; IF([.AP20]&lt;28; &quot;MM&quot;; IF([.AP20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Pedro Henrique Andrade Feo</text:p>
          </table:table-cell>
          <table:table-cell table:number-columns-repeated="2" table:style-name="ce1" office:value-type="float" office:value="170020461" calcext:value-type="float">
            <text:p>170020461</text:p>
          </table:table-cell>
          <table:table-cell table:number-columns-repeated="2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8" table:formula="of:=SUM([.D21:.AO21])" office:value-type="float" office:value="29" calcext:value-type="float">
            <text:p>29</text:p>
          </table:table-cell>
          <table:table-cell table:style-name="ce10" table:formula="of:=[.AP21]/3.8" office:value-type="float" office:value="7.63157894736842" calcext:value-type="float">
            <text:p>7.63</text:p>
          </table:table-cell>
          <table:table-cell table:style-name="ce12" table:formula="of:=IF([.AP21]&lt;12;&quot;II&quot;; IF([.AP21]&lt;20; &quot;MI&quot;; IF([.AP21]&lt;28; &quot;MM&quot;; IF([.AP21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Esio Gustavo Pereira Freitas</text:p>
          </table:table-cell>
          <table:table-cell table:number-columns-repeated="2" table:style-name="ce1" office:value-type="float" office:value="170033066" calcext:value-type="float">
            <text:p>170033066</text:p>
          </table:table-cell>
          <table:table-cell table:number-columns-repeated="2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8" table:formula="of:=SUM([.D22:.AO22])" office:value-type="float" office:value="28" calcext:value-type="float">
            <text:p>28</text:p>
          </table:table-cell>
          <table:table-cell table:style-name="ce10" table:formula="of:=[.AP22]/3.8" office:value-type="float" office:value="7.36842105263158" calcext:value-type="float">
            <text:p>7.37</text:p>
          </table:table-cell>
          <table:table-cell table:style-name="ce12" table:formula="of:=IF([.AP22]&lt;12;&quot;II&quot;; IF([.AP22]&lt;20; &quot;MI&quot;; IF([.AP22]&lt;28; &quot;MM&quot;; IF([.AP22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Lucas Dutra Ferreira do Nascimento</text:p>
          </table:table-cell>
          <table:table-cell table:number-columns-repeated="2" table:style-name="ce1" office:value-type="float" office:value="170050939" calcext:value-type="float">
            <text:p>170050939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23:.AO23])" office:value-type="float" office:value="18" calcext:value-type="float">
            <text:p>18</text:p>
          </table:table-cell>
          <table:table-cell table:style-name="ce10" table:formula="of:=[.AP23]/3.8" office:value-type="float" office:value="4.73684210526316" calcext:value-type="float">
            <text:p>4.74</text:p>
          </table:table-cell>
          <table:table-cell table:style-name="ce12" table:formula="of:=IF([.AP23]&lt;12;&quot;II&quot;; IF([.AP23]&lt;20; &quot;MI&quot;; IF([.AP23]&lt;28; &quot;MM&quot;; IF([.AP23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Pedro Rodrigues Pereira</text:p>
          </table:table-cell>
          <table:table-cell table:number-columns-repeated="2" table:style-name="ce1" office:value-type="float" office:value="170062686" calcext:value-type="float">
            <text:p>170062686</text:p>
          </table:table-cell>
          <table:table-cell table:number-columns-repeated="2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8" table:formula="of:=SUM([.D24:.AO24])" office:value-type="float" office:value="30" calcext:value-type="float">
            <text:p>30</text:p>
          </table:table-cell>
          <table:table-cell table:style-name="ce10" table:formula="of:=[.AP24]/3.8" office:value-type="float" office:value="7.89473684210526" calcext:value-type="float">
            <text:p>7.89</text:p>
          </table:table-cell>
          <table:table-cell table:style-name="ce12" table:formula="of:=IF([.AP24]&lt;12;&quot;II&quot;; IF([.AP24]&lt;20; &quot;MI&quot;; IF([.AP24]&lt;28; &quot;MM&quot;; IF([.AP24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Danillo Goncalves de Souza</text:p>
          </table:table-cell>
          <table:table-cell table:number-columns-repeated="2" table:style-name="ce1" office:value-type="float" office:value="170139981" calcext:value-type="float">
            <text:p>170139981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8" table:formula="of:=SUM([.D25:.AO25])" office:value-type="float" office:value="27" calcext:value-type="float">
            <text:p>27</text:p>
          </table:table-cell>
          <table:table-cell table:style-name="ce10" table:formula="of:=[.AP25]/3.8" office:value-type="float" office:value="7.10526315789474" calcext:value-type="float">
            <text:p>7.11</text:p>
          </table:table-cell>
          <table:table-cell table:style-name="ce12" table:formula="of:=IF([.AP25]&lt;12;&quot;II&quot;; IF([.AP25]&lt;20; &quot;MI&quot;; IF([.AP25]&lt;28; &quot;MM&quot;; IF([.AP25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Giovana Vitor Dionisio Santana</text:p>
          </table:table-cell>
          <table:table-cell table:number-columns-repeated="2" table:style-name="ce1" office:value-type="float" office:value="180017659" calcext:value-type="float">
            <text:p>180017659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6:.AO26])" office:value-type="float" office:value="37" calcext:value-type="float">
            <text:p>37</text:p>
          </table:table-cell>
          <table:table-cell table:style-name="ce10" table:formula="of:=[.AP26]/3.8" office:value-type="float" office:value="9.73684210526316" calcext:value-type="float">
            <text:p>9.74</text:p>
          </table:table-cell>
          <table:table-cell table:style-name="ce12" table:formula="of:=IF([.AP26]&lt;12;&quot;II&quot;; IF([.AP26]&lt;20; &quot;MI&quot;; IF([.AP26]&lt;28; &quot;MM&quot;; IF([.AP26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ão Vitor Lopes de Farias</text:p>
          </table:table-cell>
          <table:table-cell table:number-columns-repeated="2" table:style-name="ce1" office:value-type="float" office:value="180020251" calcext:value-type="float">
            <text:p>180020251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7:.AO27])" office:value-type="float" office:value="37" calcext:value-type="float">
            <text:p>37</text:p>
          </table:table-cell>
          <table:table-cell table:style-name="ce10" table:formula="of:=[.AP27]/3.8" office:value-type="float" office:value="9.73684210526316" calcext:value-type="float">
            <text:p>9.74</text:p>
          </table:table-cell>
          <table:table-cell table:style-name="ce12" table:formula="of:=IF([.AP27]&lt;12;&quot;II&quot;; IF([.AP27]&lt;20; &quot;MI&quot;; IF([.AP27]&lt;28; &quot;MM&quot;; IF([.AP27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sé Guilherme Fernandes</text:p>
          </table:table-cell>
          <table:table-cell table:number-columns-repeated="2" table:style-name="ce1" office:value-type="float" office:value="180020471" calcext:value-type="float">
            <text:p>180020471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D28:.AO28])" office:value-type="float" office:value="22" calcext:value-type="float">
            <text:p>22</text:p>
          </table:table-cell>
          <table:table-cell table:style-name="ce10" table:formula="of:=[.AP28]/3.8" office:value-type="float" office:value="5.78947368421053" calcext:value-type="float">
            <text:p>5.79</text:p>
          </table:table-cell>
          <table:table-cell table:style-name="ce12" table:formula="of:=IF([.AP28]&lt;12;&quot;II&quot;; IF([.AP28]&lt;20; &quot;MI&quot;; IF([.AP28]&lt;28; &quot;MM&quot;; IF([.AP28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ao Luis Takur Baraky Dias</text:p>
          </table:table-cell>
          <table:table-cell table:number-columns-repeated="2" table:style-name="ce1" office:value-type="float" office:value="180033646" calcext:value-type="float">
            <text:p>180033646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9:.AO29])" office:value-type="float" office:value="30" calcext:value-type="float">
            <text:p>30</text:p>
          </table:table-cell>
          <table:table-cell table:style-name="ce10" table:formula="of:=[.AP29]/3.8" office:value-type="float" office:value="7.89473684210526" calcext:value-type="float">
            <text:p>7.89</text:p>
          </table:table-cell>
          <table:table-cell table:style-name="ce12" table:formula="of:=IF([.AP29]&lt;12;&quot;II&quot;; IF([.AP29]&lt;20; &quot;MI&quot;; IF([.AP29]&lt;28; &quot;MM&quot;; IF([.AP29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Gabriela da Gama Pivetta</text:p>
          </table:table-cell>
          <table:table-cell table:number-columns-repeated="2" table:style-name="ce1" office:value-type="float" office:value="180052845" calcext:value-type="float">
            <text:p>180052845</text:p>
          </table:table-cell>
          <table:table-cell table:number-columns-repeated="2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30:.AO30])" office:value-type="float" office:value="36" calcext:value-type="float">
            <text:p>36</text:p>
          </table:table-cell>
          <table:table-cell table:style-name="ce10" table:formula="of:=[.AP30]/3.8" office:value-type="float" office:value="9.47368421052632" calcext:value-type="float">
            <text:p>9.47</text:p>
          </table:table-cell>
          <table:table-cell table:style-name="ce12" table:formula="of:=IF([.AP30]&lt;12;&quot;II&quot;; IF([.AP30]&lt;20; &quot;MI&quot;; IF([.AP30]&lt;28; &quot;MM&quot;; IF([.AP30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number-columns-repeated="2" table:style-name="ce1" office:value-type="float" office:value="180103580" calcext:value-type="float">
            <text:p>18010358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31:.AO31])" office:value-type="float" office:value="11" calcext:value-type="float">
            <text:p>11</text:p>
          </table:table-cell>
          <table:table-cell table:style-name="ce10" table:formula="of:=[.AP31]/3.8" office:value-type="float" office:value="2.89473684210526" calcext:value-type="float">
            <text:p>2.89</text:p>
          </table:table-cell>
          <table:table-cell table:style-name="ce12" table:formula="of:=IF([.AP31]&lt;12;&quot;II&quot;; IF([.AP31]&lt;20; &quot;MI&quot;; IF([.AP31]&lt;28; &quot;MM&quot;; IF([.AP31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number-columns-repeated="2" table:style-name="ce1" office:value-type="float" office:value="180117548" calcext:value-type="float">
            <text:p>180117548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32:.AO32])" office:value-type="float" office:value="7" calcext:value-type="float">
            <text:p>7</text:p>
          </table:table-cell>
          <table:table-cell table:style-name="ce10" table:formula="of:=[.AP32]/3.8" office:value-type="float" office:value="1.8421052631579" calcext:value-type="float">
            <text:p>1.84</text:p>
          </table:table-cell>
          <table:table-cell table:style-name="ce12" table:formula="of:=IF([.AP32]&lt;12;&quot;II&quot;; IF([.AP32]&lt;20; &quot;MI&quot;; IF([.AP32]&lt;28; &quot;MM&quot;; IF([.AP32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3">
          <table:table-cell table:style-name="ce3" office:value-type="string" calcext:value-type="string">
            <text:p>Fernando Miranda Calil</text:p>
          </table:table-cell>
          <table:table-cell table:style-name="ce1" office:value-type="float" office:value="190106565" calcext:value-type="float">
            <text:p>190106565</text:p>
          </table:table-cell>
          <table:table-cell table:style-name="ce14" office:value-type="float" office:value="190106565" calcext:value-type="float">
            <text:p>190106565</text:p>
          </table:table-cell>
          <table:table-cell table:number-columns-repeated="2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D33:.AO33])" office:value-type="float" office:value="32" calcext:value-type="float">
            <text:p>32</text:p>
          </table:table-cell>
          <table:table-cell table:style-name="ce10" table:formula="of:=[.AP33]/3.8" office:value-type="float" office:value="8.42105263157895" calcext:value-type="float">
            <text:p>8.42</text:p>
          </table:table-cell>
          <table:table-cell table:style-name="ce12" table:formula="of:=IF([.AP33]&lt;12;&quot;II&quot;; IF([.AP33]&lt;20; &quot;MI&quot;; IF([.AP33]&lt;28; &quot;MM&quot;; IF([.AP33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nal.D2:final.AO33">
            <calcext:condition calcext:apply-style-name="Error" calcext:value="=0" calcext:base-cell-address="final.D2"/>
            <calcext:condition calcext:apply-style-name="Good" calcext:value="=1" calcext:base-cell-address="final.D2"/>
          </calcext:conditional-format>
        </calcext:conditional-formats>
      </table:table>
      <table:named-expressions/>
      <table:database-ranges>
        <table:database-range table:name="__Anonymous_Sheet_DB__0" table:target-range-address="final.D1:final.AO1048576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9999"/>
      <style:text-properties fo:color="#000000" fo:font-size="10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944cm" fo:margin-bottom="2cm" fo:margin-left="1.891cm" fo:margin-right="1.231cm" style:scale-to="78%" style:writing-mode="lr-tb"/>
      <style:header-style>
        <style:header-footer-properties fo:min-height="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09:12.4385012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1T21:15:49.759760889</dc:date>
    <meta:editing-duration>PT51M10S</meta:editing-duration>
    <meta:editing-cycles>34</meta:editing-cycles>
    <meta:generator>LibreOffice/6.4.7.2$Linux_X86_64 LibreOffice_project/40$Build-2</meta:generator>
    <meta:document-statistic meta:table-count="1" meta:cell-count="1447" meta:object-count="0"/>
  </office:meta>
</office:document-meta>
</file>